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2b61" officeooo:paragraph-rsid="00192b61"/>
    </style:style>
    <style:style style:name="P2" style:family="paragraph" style:parent-style-name="Preformatted_20_Text">
      <style:text-properties officeooo:rsid="00192b61" officeooo:paragraph-rsid="00192b61" fo:background-color="#ffcc00"/>
    </style:style>
    <style:style style:name="P3" style:family="paragraph" style:parent-style-name="Preformatted_20_Text">
      <style:text-properties officeooo:rsid="00192b61" officeooo:paragraph-rsid="00192b61" fo:background-color="#66ccff"/>
    </style:style>
    <style:style style:name="P4" style:family="paragraph" style:parent-style-name="Preformatted_20_Text">
      <style:text-properties officeooo:rsid="00192b61" officeooo:paragraph-rsid="00192b61" fo:background-color="#00cc00"/>
    </style:style>
    <style:style style:name="P5" style:family="paragraph" style:parent-style-name="Preformatted_20_Text">
      <style:text-properties officeooo:rsid="001d44af" officeooo:paragraph-rsid="001d44af"/>
    </style:style>
    <style:style style:name="P6" style:family="paragraph" style:parent-style-name="Preformatted_20_Text">
      <style:text-properties fo:font-weight="bold" officeooo:rsid="001d44af" officeooo:paragraph-rsid="001d44af" style:font-weight-asian="bold" style:font-weight-complex="bold"/>
    </style:style>
    <style:style style:name="P7" style:family="paragraph" style:parent-style-name="Preformatted_20_Text">
      <style:text-properties officeooo:rsid="00192b61" officeooo:paragraph-rsid="001f1dcb"/>
    </style:style>
    <style:style style:name="P8" style:family="paragraph" style:parent-style-name="Preformatted_20_Text">
      <style:text-properties officeooo:rsid="00192b61" officeooo:paragraph-rsid="00192b61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officeooo:rsid="001f1dcb" officeooo:paragraph-rsid="001f1dcb" style:font-weight-asian="bold" style:font-weight-complex="bold"/>
    </style:style>
    <style:style style:name="P10" style:family="paragraph" style:parent-style-name="Preformatted_20_Text">
      <style:text-properties style:text-underline-style="solid" style:text-underline-width="auto" style:text-underline-color="font-color" fo:font-weight="bold" officeooo:rsid="001f1dcb" officeooo:paragraph-rsid="001f1dcb" fo:background-color="transparent" style:font-weight-asian="bold" style:font-weight-complex="bold"/>
    </style:style>
    <style:style style:name="T1" style:family="text">
      <style:text-properties fo:background-color="#ffcc00" loext:char-shading-value="0"/>
    </style:style>
    <style:style style:name="T2" style:family="text">
      <style:text-properties fo:background-color="#66ccff" loext:char-shading-value="0"/>
    </style:style>
    <style:style style:name="T3" style:family="text">
      <style:text-properties fo:background-color="#00cc00" loext:char-shading-value="0"/>
    </style:style>
    <style:style style:name="T4" style:family="text">
      <style:text-properties officeooo:rsid="001ac7af" fo:background-color="#00cc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00cc00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VARIABLES</text:p>
      <text:p text:style-name="P3">PARAMETERS</text:p>
      <text:p text:style-name="P4">STACK FRAME POINTER</text:p>
      <text:p text:style-name="P6">POINTED TO BY FP</text:p>
      <text:p text:style-name="P5"/>
      <text:p text:style-name="P1">***** PART 1 *****</text:p>
      <text:p text:style-name="P1">******************</text:p>
      <text:p text:style-name="P1">enter main</text:p>
      <text:p text:style-name="P1">&amp;argc=ffe9e320 argv=ffe9e3b4 env=ffe9e3c8</text:p>
      <text:p text:style-name="P1">&amp;a=ffe9e2d4 &amp;b=ffe9e2d8 &amp;c=ffe9e2dc</text:p>
      <text:p text:style-name="P1">***** arguments sent to main *****</text:p>
      <text:p text:style-name="P1">***** argc: 4 *****</text:p>
      <text:p text:style-name="P1">***** argv: ./a.out one two three *****</text:p>
      <text:p text:style-name="P1">enter A</text:p>
      <text:p text:style-name="P1">&amp;d=ffe9e290 &amp;e=ffe9e294 &amp;f=ffe9e298</text:p>
      <text:p text:style-name="P1">&amp;d=0xffe9e290 &amp;e=0xffe9e294 &amp;f=0xffe9e298</text:p>
      <text:p text:style-name="P1">enter B</text:p>
      <text:p text:style-name="P1">&amp;g=ffe9e260 &amp;h=ffe9e264 &amp;i=ffe9e268</text:p>
      <text:p text:style-name="P1">&amp;g=0xffe9e260 &amp;h=0xffe9e264 &amp;i=0xffe9e268</text:p>
      <text:p text:style-name="P1">enter C</text:p>
      <text:p text:style-name="P1">&amp;u=ffe9e224 &amp;v=ffe9e228 &amp;w=ffe9e22c &amp;i=ffe9e230 p=804910c</text:p>
      <text:p text:style-name="P1">&amp;u=0xffe9e224 &amp;v=0xffe9e228 &amp;w=0xffe9e22c &amp;i=0xffe9e230 p=0x804910c</text:p>
      <text:p text:style-name="P1">***** stack frame link list *****</text:p>
      <text:p text:style-name="P1">ffe9e248 -&gt; ffe9e278 -&gt; ffe9e2a8 -&gt; ffe9e308 -&gt; 0</text:p>
      <text:p text:style-name="P1">*****</text:p>
      <text:p text:style-name="P1">***** stack contents *****</text:p>
      <text:p text:style-name="P9">STACK FRAME OF C [doesn’t include some locals that are lower in mem]</text:p>
      <text:p text:style-name="P7">ffe9e234 (value: -1449420) -&gt; ffe9e238 (value: 1) -&gt; ffe9e23c (value: -1444775936) -&gt; ffe9e240 (value: -135176192) -&gt; ffe9e244 (value: -135176192) -&gt; <text:span text:style-name="T3">ffe9e248 (value: -1449352 </text:span><text:span text:style-name="T4">or HEX ffe9e278</text:span>) -&gt; ffe9e24c (value: 134515126) -&gt; <text:span text:style-name="T2">ffe9e250 (value: 7)</text:span> -&gt; <text:span text:style-name="T2">ffe9e254 (value: 8)</text:span> -&gt; </text:p>
      <text:p text:style-name="P7"/>
      <text:p text:style-name="P9">STACK FRAME OF B</text:p>
      <text:p text:style-name="P7">ffe9e258 (value: -1449372) -&gt; ffe9e25c (value: -1449368) → <text:span text:style-name="T1">ffe9e260 (value: 7)</text:span> -&gt; <text:span text:style-name="T1">ffe9e264 (value: 8)</text:span> -&gt; <text:span text:style-name="T1">ffe9e268 (value: 9)</text:span> -&gt; ffe9e26c (value: -1444775936) -&gt; ffe9e270 (value: -135176192) -&gt; ffe9e274 (value: -135176192) -&gt; <text:span text:style-name="T6">ffe9e278</text:span><text:span text:style-name="T3"> (value: -1449304 </text:span><text:span text:style-name="T4">OR HEX ffe9e2a8</text:span><text:span text:style-name="T3">)</text:span> -&gt; ffe9e27c (value: 134514967) -&gt; <text:span text:style-name="T2">ffe9e280 (value: 4)</text:span> -&gt; <text:span text:style-name="T2">ffe9e284 (value: 5)</text:span></text:p>
      <text:p text:style-name="P7"><text:span text:style-name="T2"/></text:p>
      <text:p text:style-name="P10">STACK FRAME OF A</text:p>
      <text:p text:style-name="P7"><text:s/>-&gt; ffe9e288 (value: -1449324) -&gt; ffe9e28c (value: -1449320) -&gt; <text:span text:style-name="T1">ffe9e290 (value: 4)</text:span> -&gt; <text:span text:style-name="T1">ffe9e294 (value: 5)</text:span> -&gt; <text:span text:style-name="T1">ffe9e298 (value: 6)</text:span> -&gt; ffe9e29c (value: -1444775936) -&gt; ffe9e2a0 (value: -135176192) -&gt; ffe9e2a4 (value: -135176192) -&gt; <text:span text:style-name="T6">ffe9e2a8</text:span><text:span text:style-name="T3"> (value: -1449208 </text:span><text:span text:style-name="T4">OR HEX ffe9e308</text:span><text:span text:style-name="T3">)</text:span> -&gt; ffe9e2ac (value: 134514170) -&gt; <text:span text:style-name="T2">ffe9e2b0 (value: 1)</text:span> -&gt; <text:span text:style-name="T2">ffe9e2b4 (value: 2)</text:span> -&gt; </text:p>
      <text:p text:style-name="P7"/>
      <text:p text:style-name="P9">STACK FRAME OF main()</text:p>
      <text:p text:style-name="P7">ffe9e2b8 (value: -1449256) -&gt; ffe9e2bc (value: -1449252) -&gt; ffe9e2c0 (value: -1) -&gt; ffe9e2c4 (value: 47) -&gt; ffe9e2c8 (value: -1449016) -&gt; ffe9e2cc (value: -1449036) -&gt; ffe9e2d0 (value: 32768) -&gt; <text:span text:style-name="T1">ffe9e2d4 (value: 1)</text:span> -&gt; <text:span text:style-name="T1">ffe9e2d8 (value: 2)</text:span> -&gt; <text:span text:style-name="T1">ffe9e2dc (value: 3)</text:span> -&gt; ffe9e2e0 (value: 4) -&gt; ffe9e2e4 (value: 7) -&gt; ffe9e2e8 (value: -136762800) -&gt; ffe9e2ec (value: 134516299) -&gt; ffe9e2f0 (value: 4) -&gt; ffe9e2f4 (value: -1449036) -&gt; ffe9e2f8 (value: -1449016) -&gt; ffe9e2fc (value: -1444775936) -&gt; ffe9e300 (value: -1449184) -&gt; ffe9e304 (value: 0) -&gt; <text:span text:style-name="T5">ffe9e308</text:span> (value: 0) -&gt; ffe9e30c (value: -136853961) -&gt; ffe9e310 (value: -135176192) -&gt; ffe9e314 (value: -135176192) -&gt; ffe9e318 (value: 0) -&gt; ffe9e31c (value: -136853961) -&gt; ffe9e320 (value: 4) -&gt; ffe9e324 (value: -1449036) -&gt; ffe9e328 (value: -1449016) -&gt; ffe9e32c (value: 0) -&gt; ffe9e330 (value: 0) -&gt; ffe9e334 (value: 0) -&gt; ffe9e338 (value: -135176192) -&gt; ffe9e33c (value: -134833148) -&gt; ffe9e340 (value: -134836224) -&gt; <text:soft-page-break/>ffe9e344 (value: 0) -&gt; ffe9e348 (value: -135176192) -&gt; ffe9e34c (value: -135176192) -&gt; ffe9e350 (value: 0) -&gt; ffe9e354 (value: 18705128) -&gt; ffe9e358 (value: 2102445304) -&gt; ffe9e35c (value: 0) -&gt; ffe9e360 (value: 0) -&gt; ffe9e364 (value: 0) -&gt; ffe9e368 (value: 4) -&gt; ffe9e36c (value: 134513616) -&gt; ffe9e370 (value: 0) -&gt; ffe9e374 (value: -134897648) -&gt; ffe9e378 (value: -134920064) -&gt; ffe9e37c (value: -134836224) -&gt; ffe9e380 (value: 4) -&gt; ffe9e384 (value: 134513616) -&gt; ffe9e388 (value: 0) -&gt; ffe9e38c (value: 134513649) -&gt; ffe9e390 (value: 134513867) -&gt; ffe9e394 (value: 4) -&gt; ffe9e398 (value: -1449036) -&gt; ffe9e39c (value: 134516224) -&gt; ffe9e3a0 (value: 134516320) -&gt; ffe9e3a4 (value: -134920064) -&gt; ffe9e3a8 (value: -1449044) -&gt; ffe9e3ac (value: -134833896) -&gt; ffe9e3b0 (value: 4) -&gt; ffe9e3b4 (value: -1445206) -&gt; ffe9e3b8 (value: -1445198) -&gt; ffe9e3bc (value: -1445194) -&gt; ffe9e3c0 (value: -1445190) -&gt; ffe9e3c4 (value: 0) -&gt; ffe9e3c8 (value: -1445184) -&gt; ffe9e3cc (value: -1445173) -&gt; ffe9e3d0 (value: -1445155) -&gt; ffe9e3d4 (value: -1445133) -&gt; ffe9e3d8 (value: -1445084) -&gt; ffe9e3dc (value: -1445034) -&gt; ffe9e3e0 (value: -1445018) -&gt; ffe9e3e4 (value: -1444998) -&gt; ffe9e3e8 (value: -1444981) -&gt; ffe9e3ec (value: -1444946) -&gt; ffe9e3f0 (value: -1444928) -&gt; ffe9e3f4 (value: -1444860) -&gt; ffe9e3f8 (value: -1444837) -&gt; ffe9e3fc (value: -1444792) -&gt; ffe9e400 (value: -1444781) -&gt; ffe9e404 (value: -1443365) -&gt; ffe9e408 (value: -1443346) -&gt; ffe9e40c (value: -1443288) -&gt; ffe9e410 (value: -1443236) -&gt; ffe9e414 (value: -1443195) -&gt; ffe9e418 (value: -1443144) -&gt; ffe9e41c (value: -1443076) -&gt; ffe9e420 (value: -1442875) -&gt; ffe9e424 (value: -1442852) -&gt; ffe9e428 (value: -1442834) -&gt; ffe9e42c (value: -1442801) -&gt; ffe9e430 (value: -1442780) -&gt; ffe9e434 -&gt; ... -&gt; 0</text:p>
      <text:p text:style-name="P1">*****</text:p>
      <text:p text:style-name="P1">exit B</text:p>
      <text:p text:style-name="P1">exit A</text:p>
      <text:p text:style-name="P1">***** PART 2 *****</text:p>
      <text:p text:style-name="P1">******************</text:p>
      <text:p text:style-name="P1">***** testing prints *****</text:p>
      <text:p text:style-name="P1">helasdfjdslf my name kyler == helasdfjdslf my name kyler</text:p>
      <text:p text:style-name="P1">***** testing printu *****</text:p>
      <text:p text:style-name="P1">234223 == 234223</text:p>
      <text:p text:style-name="P1">0 == 0</text:p>
      <text:p text:style-name="P1">***** testing printd *****</text:p>
      <text:p text:style-name="P1">234223 == 234223</text:p>
      <text:p text:style-name="P1">0 == 0</text:p>
      <text:p text:style-name="P1">-12398 == -12398</text:p>
      <text:p text:style-name="P1">***** testing printx *****</text:p>
      <text:p text:style-name="P1">0x392ef == 0x392ef</text:p>
      <text:p text:style-name="P1">0x0 == 0x0</text:p>
      <text:p text:style-name="P1">***** testing printo *****</text:p>
      <text:p text:style-name="P1">0711357 == 0711357</text:p>
      <text:p text:style-name="P1">00 == 00</text:p>
      <text:p text:style-name="P1">***** testing myprintf *****</text:p>
      <text:p text:style-name="P1">test_str == test_str</text:p>
      <text:p text:style-name="P1">hex: 0x1 oct: 02 u32: 3</text:p>
      <text:p text:style-name="P1">==</text:p>
      <text:p text:style-name="P1">hex: 0x1 oct: 02 u32: 3</text:p>
      <text:p text:style-name="P1">l o l == l o l</text:p>
      <text:p text:style-name="P1">lol == lol</text:p>
      <text:p text:style-name="P1">char == char</text:p>
      <text:p text:style-name="P1">exit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07:01:38.290548540</dc:date>
    <meta:editing-duration>PT19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740" meta:character-count="4991" meta:non-whitespace-character-count="4310"/>
  </office:meta>
</office:document-meta>
</file>